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107F4C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397cm" fo:keep-together="always"/>
    </style:style>
    <style:style style:name="Tableau1.A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6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8" style:family="table">
      <style:table-properties style:width="3cm" table:align="left"/>
    </style:style>
    <style:style style:name="Tableau8.A" style:family="table-column">
      <style:table-column-properties style:column-width="1.002cm"/>
    </style:style>
    <style:style style:name="Tableau8.B" style:family="table-column">
      <style:table-column-properties style:column-width="1.007cm"/>
    </style:style>
    <style:style style:name="Tableau8.C" style:family="table-column">
      <style:table-column-properties style:column-width="0.991cm"/>
    </style:style>
    <style:style style:name="Tableau8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26cm" fo:keep-together="always"/>
    </style:style>
    <style:style style:name="Tableau6.A4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4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4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56cm" fo:keep-together="always"/>
    </style:style>
    <style:style style:name="Tableau6.6" style:family="table-row">
      <style:table-row-properties style:min-row-height="0.397cm" fo:keep-together="always"/>
    </style:style>
    <style:style style:name="Tableau6.A6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7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b42ec4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45ba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8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b45bad" style:font-size-asian="7pt" style:font-style-asian="normal" style:font-size-complex="7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2b42ec4" style:font-size-asian="7pt" style:font-style-asian="normal" style:font-weight-asian="bold" style:font-size-complex="7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8aa07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8pt" style:font-size-complex="8pt" style:text-rotation-angle="27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73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6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P79" style:family="paragraph" style:parent-style-name="Textformatvorlage">
      <style:text-properties officeooo:paragraph-rsid="0274b25e"/>
    </style:style>
    <style:style style:name="P80" style:family="paragraph" style:parent-style-name="Textformatvorlage">
      <style:text-properties fo:color="#ffffff" officeooo:paragraph-rsid="0274b25e"/>
    </style:style>
    <style:style style:name="P81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c5abc6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6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6pt" style:font-style-asian="normal" style:font-weight-asian="normal" style:font-size-complex="6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6pt" style:font-style-asian="normal" style:font-weight-asian="normal" style:font-size-complex="6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6pt" style:font-style-asian="normal" style:font-weight-asian="normal" style:font-size-complex="6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6pt" style:font-style-asian="normal" style:font-weight-asian="normal" style:font-size-complex="6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26cc667" style:font-style-asian="normal" style:font-style-complex="normal"/>
    </style:style>
    <style:style style:name="T21" style:family="text">
      <style:text-properties fo:font-style="normal" officeooo:rsid="026ebb67" style:font-style-asian="normal" style:font-style-complex="normal"/>
    </style:style>
    <style:style style:name="T22" style:family="text">
      <style:text-properties fo:font-style="normal" officeooo:rsid="027314bc" style:font-style-asian="normal" style:font-style-complex="normal"/>
    </style:style>
    <style:style style:name="T23" style:family="text">
      <style:text-properties fo:font-style="normal" officeooo:rsid="026966cd" style:font-style-asian="normal" style:font-style-complex="normal"/>
    </style:style>
    <style:style style:name="T24" style:family="text">
      <style:text-properties fo:font-style="normal" officeooo:rsid="026b854a" style:font-style-asian="normal" style:font-style-complex="normal"/>
    </style:style>
    <style:style style:name="T25" style:family="text">
      <style:text-properties fo:font-style="normal" officeooo:rsid="00300d16" style:font-style-asian="normal" style:font-style-complex="normal"/>
    </style:style>
    <style:style style:name="T26" style:family="text">
      <style:text-properties fo:font-style="normal" officeooo:rsid="02721301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2643919"/>
    </style:style>
    <style:style style:name="T29" style:family="text">
      <style:text-properties officeooo:rsid="028462d7"/>
    </style:style>
    <style:style style:name="T30" style:family="text">
      <style:text-properties officeooo:rsid="003ad84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1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5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23"><text:text-input text:description="&lt;if test=&quot;o.date_start and o.date_finished&quot;&gt;">If</text:text-input></text:p>
            <text:p text:style-name="P51"><text:span text:style-name="T14">Planifié</text:span> <text:span text:style-name="T11">du</text:span> <text:span text:style-name="T5"><text:text-input text:description="&lt;formatLang(o.date_start,date=True)&gt;">Date de début</text:text-input></text:span></text:p>
            <text:p text:style-name="P51"><text:span text:style-name="T15">jusqu'au </text:span><text:span text:style-name="T5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41">Origine</text:p>
            </table:table-cell>
            <table:table-cell table:style-name="Tableau5.A1" office:value-type="string">
              <text:p text:style-name="P41">Produit</text:p>
            </table:table-cell>
            <table:table-cell table:style-name="Tableau5.C1" office:value-type="string">
              <text:p text:style-name="P42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3"><text:text-input text:description="&lt;o.origin&gt;">Origine</text:text-input></text:p>
          </table:table-cell>
          <table:table-cell table:style-name="Tableau5.A2" office:value-type="float" office:value="0">
            <text:p text:style-name="P31"><text:span text:style-name="T12"><text:text-input text:description="&lt;(o.bom_id and (o.bom_id.name)) or ''&gt;">Code</text:text-input></text:span> <text:span text:style-name="T16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32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7">BL</text:p>
            </table:table-cell>
            <table:table-cell table:style-name="Tableau4.B1" office:value-type="string">
              <text:p text:style-name="P43">CP</text:p>
            </table:table-cell>
            <table:table-cell table:style-name="Tableau4.B1" office:value-type="string">
              <text:p text:style-name="P44">Client</text:p>
            </table:table-cell>
            <table:table-cell table:style-name="Tableau4.D1" office:value-type="string">
              <text:p text:style-name="P45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4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4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4"><text:text-input text:description="&lt;o.partner_address_id and o.partner_address_id.city&gt;">Ville</text:text-input></text:p>
          </table:table-cell>
        </table:table-row>
      </table:table>
      <text:p text:style-name="P26"><text:text-input text:description="&lt;if test=&quot;o.note&quot;&gt;">If</text:text-input></text:p>
      <text:p text:style-name="P39"/>
      <text:p text:style-name="P82"><text:text-input text:description="&lt;format(o.note or '')&gt;">Notes</text:text-input></text:p>
      <text:p text:style-name="P26"><text:text-input text:description="&lt;/if&gt;">Endif</text:text-input></text:p>
      <text:p text:style-name="P4"/>
      <text:p text:style-name="P10"><text:span text:style-name="T22">Début d'</text:span><text:span text:style-name="T23">approvisionnement </text:span><text:span text:style-name="T24">aux alentours du</text:span><text:span text:style-name="T23"> </text:span><text:span text:style-name="T25"><text:text-input text:description="&lt;formatLang(date_procurement(o) ,date=True)&gt;">date d'appro.</text:text-input></text:span><text:span text:style-name="T25">.</text:span></text:p>
      <text:p text:style-name="P11"><text:span text:style-name="T28">Début de fabrication prévue pour le </text:span><text:span text:style-name="T25"><text:text-input text:description="&lt;formatLang(o.date_planned,date=True)&gt;">date prévue</text:text-input></text:span><text:span text:style-name="T25">.</text:span></text:p>
      <text:p text:style-name="P12"><text:span text:style-name="T19">Livraison planifiée pour le </text:span><text:span text:style-name="T25"><text:text-input text:description="&lt;formatLang(o.move_prod_id and o.move_prod_id.picking_id  and o.move_prod_id.picking_id.date,date=True)&gt;">date de livraison</text:text-input></text:span><text:span text:style-name="T25">.</text:span></text:p>
      <text:p text:style-name="P13"><text:span text:style-name="T21">L</text:span><text:span text:style-name="T20">ivraison </text:span><text:span text:style-name="T21">probable </text:span><text:span text:style-name="T24">aux alentours</text:span><text:span text:style-name="T20"> </text:span><text:span text:style-name="T26">du</text:span><text:span text:style-name="T20"> </text:span><text:span text:style-name="T25"><text:text-input text:description="&lt;formatLang(date_shipping(o) ,date=True)&gt;">date de livraison</text:text-input></text:span><text:span text:style-name="T25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6">Produit</text:p>
            </table:table-cell>
            <table:covered-table-cell/>
            <table:table-cell table:style-name="Tableau1.A1" office:value-type="string">
              <text:p text:style-name="P40"><text:s/><text:span text:style-name="T17">Qté</text:span> </text:p>
            </table:table-cell>
            <table:table-cell table:style-name="Tableau1.A1" office:value-type="string">
              <text:p text:style-name="P48">Unité</text:p>
            </table:table-cell>
            <table:table-cell table:style-name="Tableau1.A1" office:value-type="string">
              <text:p text:style-name="P50">☐</text:p>
            </table:table-cell>
            <table:table-cell table:style-name="Tableau1.A1" office:value-type="string">
              <text:p text:style-name="P47">État <text:span text:style-name="T18">du mouvement</text:span></text:p>
            </table:table-cell>
            <table:table-cell table:style-name="Tableau1.G1" office:value-type="string">
              <text:p text:style-name="P49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7"><text:text-input text:description="&lt;for each=&quot;line in sorted_stock_moves(o.move_all_src_ids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office:value-type="float" office:value="0">
            <text:p text:style-name="P88"><text:text-input text:description="&lt;if test=&quot;line.pack&quot;&gt;">If</text:text-input></text:p>
            <text:p text:style-name="P84"><text:span text:style-name="T30"><draw:frame draw:style-name="fr1" draw:name="images1" text:anchor-type="as-char" svg:y="-0.295cm" svg:width="0.397cm" svg:height="0.397cm" draw:z-index="0"><draw:image xlink:href="Pictures/100002010000002000000020107F4C8A.png" xlink:type="simple" xlink:show="embed" xlink:actuate="onLoad"/></draw:frame></text:span></text:p>
            <text:p text:style-name="P89"><text:text-input text:description="&lt;/if&gt;">Endif</text:text-input></text:p>
            <text:p text:style-name="P86"><text:text-input text:description="&lt;for each=&quot;level in range(0,line.level)&quot;&gt;">SF</text:text-input></text:p>
            <text:p text:style-name="P91">►</text:p>
            <text:p text:style-name="P87"><text:text-input text:description="&lt;/for&gt;">EF</text:text-input></text:p>
          </table:table-cell>
          <table:table-cell table:style-name="Tableau1.B3" table:number-rows-spanned="3" office:value-type="float" office:value="0">
            <text:p text:style-name="P83"><text:text-input text:description="&lt;line.product_id.code&gt;">Référence</text:text-input></text:p>
            <text:p text:style-name="P90"><text:text-input text:description="&lt;line.product_id.name&gt;">Nom</text:text-input></text:p>
            <text:p text:style-name="P85"><text:text-input text:description="&lt;manufacturer(line.product_id)&gt;">Marque</text:text-input></text:p>
          </table:table-cell>
          <table:table-cell table:style-name="Tableau1.A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A3" table:number-rows-spanned="3" office:value-type="float" office:value="0">
            <text:p text:style-name="P35"><text:text-input text:description="&lt;line.product_uom and line.product_uom.name&gt;">Uom</text:text-input></text:p>
          </table:table-cell>
          <table:table-cell table:style-name="Tableau1.A3" table:number-rows-spanned="3" office:value-type="float" office:value="0">
            <text:p text:style-name="P24"><text:text-input text:description="&lt;if test=&quot;line.status_received&quot;&gt;">If</text:text-input></text:p>
            <text:p text:style-name="P62">☑</text:p>
            <text:p text:style-name="P56"><text:span text:style-name="T6"><text:text-input text:description="&lt;/if&gt;">Endif</text:text-input></text:span> </text:p>
            <text:p text:style-name="P24"><text:text-input text:description="&lt;if test=&quot;not line.status_received&quot;&gt;">If</text:text-input></text:p>
            <text:p text:style-name="P63">☐</text:p>
            <text:p text:style-name="P56"><text:span text:style-name="T6"><text:text-input text:description="&lt;/if&gt;">Endif</text:text-input></text:span><text:span text:style-name="T13"> </text:span></text:p>
          </table:table-cell>
          <table:table-cell table:style-name="Tableau1.A3" office:value-type="float" office:value="0">
            <text:p text:style-name="P54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 office:value-type="float" office:value="0">
            <text:p text:style-name="P61"><text:span text:style-name="T7"><text:text-input text:description="&lt;if test=&quot;line.state == 'done' &quot;&gt;">If</text:text-input></text:span><text:span text:style-name="T27">Terminé</text:span><text:span text:style-name="T7"><text:text-input text:description="&lt;/if&gt;">Endif</text:text-input></text:span></text:p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A3" office:value-type="float" office:value="0">
            <text:p text:style-name="P53"><text:text-input text:description="&lt;line.status_status&gt;">Statut</text:text-input></text:p>
            <text:p text:style-name="P28"><text:text-input text:description="&lt;if test=&quot;line.product_id.procure_method == 'make_to_stock' &quot;&gt;">If</text:text-input>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55"><text:text-input text:description="&lt;line.product_id.loc_rack or '-'&gt;">Rayon</text:text-input></text:p>
                </table:table-cell>
                <table:table-cell table:style-name="Tableau8.B1" office:value-type="string">
                  <text:p text:style-name="P55"><text:text-input text:description="&lt;line.product_id.loc_row  or '-'&gt;">Rangée</text:text-input></text:p>
                </table:table-cell>
                <table:table-cell table:style-name="Tableau8.C1" office:value-type="string">
                  <text:p text:style-name="P55"><text:text-input text:description="&lt;line.product_id.loc_case  or '-'&gt;">Casier</text:text-input></text:p>
                </table:table-cell>
              </table:table-row>
            </table:table>
            <text:p text:style-name="P21"><text:text-input text:description="&lt;/if&gt;">Endif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A3" office:value-type="float" office:value="0">
            <text:p text:style-name="P68"><text:text-input text:description="&lt;line.status_dedicated&gt;">Réservé</text:text-input></text:p>
            <text:p text:style-name="P70"><text:text-input text:description="&lt;if test=&quot;not line.status_received&quot;&gt;">If</text:text-input></text:p>
            <text:p text:style-name="P78"><text:span text:style-name="T19">Livraison le </text:span><text:text-input text:description="&lt;formatLang(line.date_expected ,date=True)&gt;">date prévue</text:text-input></text:p>
            <text:p text:style-name="P69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6" office:value-type="float" office:value="0">
            <text:p text:style-name="P3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>
            <text:p text:style-name="P37"/>
          </table:table-cell>
        </table:table-row>
      </table:table>
      <text:p text:style-name="P81"/>
      <text:p text:style-name="P25"><text:text-input text:description="&lt;if test=&quot;o.move_prod_id and o.move_prod_id.picking_id and picking(data) 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73">Produit<text:span text:style-name="T29">s</text:span><text:span text:style-name="T8"> associés à cette commande</text:span></text:p>
            </table:table-cell>
            <table:table-cell table:style-name="Tableau6.A1" office:value-type="string">
              <text:p text:style-name="P76"><text:s/><text:span text:style-name="T17">Qté</text:span> </text:p>
            </table:table-cell>
            <table:table-cell table:style-name="Tableau6.A1" office:value-type="string">
              <text:p text:style-name="P75">Unité</text:p>
            </table:table-cell>
            <table:table-cell table:style-name="Tableau6.A1" office:value-type="string">
              <text:p text:style-name="P74">☐</text:p>
            </table:table-cell>
            <table:table-cell table:style-name="Tableau6.A1" office:value-type="string">
              <text:p text:style-name="P72">État <text:span text:style-name="T18">du mouvement</text:span></text:p>
            </table:table-cell>
            <table:table-cell table:style-name="Tableau6.F1" office:value-type="string">
              <text:p text:style-name="P80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8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7"><text:text-input text:description="&lt;if test=&quot;move.id &lt;&gt; o.move_prod_id.id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rows-spanned="2" office:value-type="float" office:value="0">
            <text:p text:style-name="P30"><text:text-input text:description="&lt;move.product_id.code&gt;">Référence</text:text-input></text:p>
            <text:p text:style-name="P58"><text:text-input text:description="&lt;move.product_id.name&gt;">Nom</text:text-input></text:p>
            <text:p text:style-name="P67"><text:text-input text:description="&lt;manufacturer(move.product_id)&gt;">Marque</text:text-input></text:p>
          </table:table-cell>
          <table:table-cell table:style-name="Tableau6.B4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4" table:number-rows-spanned="2" office:value-type="float" office:value="0">
            <text:p text:style-name="P36"><text:text-input text:description="&lt;move.product_uom and move.product_uom.name&gt;">Uom</text:text-input></text:p>
          </table:table-cell>
          <table:table-cell table:style-name="Tableau6.B4" table:number-rows-spanned="2">
            <text:p text:style-name="P64"/>
          </table:table-cell>
          <table:table-cell table:style-name="Tableau6.B4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4" table:number-rows-spanned="2">
            <text:p text:style-name="P79"/>
          </table:table-cell>
        </table:table-row>
        <table:table-row table:style-name="Tableau6.5">
          <table:covered-table-cell/>
          <table:covered-table-cell/>
          <table:covered-table-cell/>
          <table:covered-table-cell/>
          <table:table-cell table:style-name="Tableau6.B4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6">
          <table:table-cell table:style-name="Tableau6.A6" table:number-columns-spanned="6" office:value-type="float" office:value="0">
            <text:p text:style-name="P2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7" table:number-columns-spanned="6" office:value-type="float" office:value="0">
            <text:p text:style-name="P3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01-20T11:03:22.993000000</dc:date>
    <meta:editing-duration>P1DT9H57M40S</meta:editing-duration>
    <meta:editing-cycles>872</meta:editing-cycles>
    <meta:generator>LibreOffice/4.1.0.4$Windows_x86 LibreOffice_project/89ea49ddacd9aa532507cbf852f2bb22b1ace28</meta:generator>
    <meta:document-statistic meta:table-count="8" meta:image-count="1" meta:object-count="0" meta:page-count="1" meta:paragraph-count="84" meta:word-count="159" meta:character-count="821" meta:non-whitespace-character-count="739"/>
    <meta:user-defined meta:name="Info 1"/>
    <meta:user-defined meta:name="Info 2"/>
    <meta:user-defined meta:name="Info 3"/>
    <meta:user-defined meta:name="Info 4"/>
  </office:meta>
</office:document-meta>
</file>